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0</text:span></text:p>
            <text:p><text:span text:style-name="T2">Apresent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rofess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efferson de Carvalho Silva</text:p>
                <text:list>
                  <text:list-item>
                    <text:p><text:a xlink:href="mailto:jeffersoncarvalho@gmail.com" xlink:type="simple">jeffersoncarvalho@gmail.com</text:a></text:p>
                  </text:list-item>
                  <text:list-item>
                    <text:p><text:a xlink:href="mailto:jeffersoncarvalho@ufc.br" xlink:type="simple">jeffersoncarvalho@ufc.br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ateri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material da disciplina (código e slides) ficará sempre disponível no GIT:</text:p>
                <text:list>
                  <text:list-item>
                    <text:p><text:a xlink:href="https://github.com/jeffersoncarvalho/WEB_2020-1" xlink:type="simple">https://github.com/jeffersoncarvalho/WEB_2020-1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eúd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Front-End React</text:span></text:p>
                <text:list>
                  <text:list-item>
                    <text:p>Componentes</text:p>
                  </text:list-item>
                  <text:list-item>
                    <text:p>Props</text:p>
                  </text:list-item>
                  <text:list-item>
                    <text:p>Estados</text:p>
                  </text:list-item>
                  <text:list-item>
                    <text:p>Comunicação</text:p>
                  </text:list-item>
                  <text:list-item>
                    <text:p>Hooks</text:p>
                  </text:list-item>
                  <text:list-item>
                    <text:p>Etc.</text:p>
                  </text:list-item>
                </text:list>
              </text:list-item>
              <text:list-item>
                <text:p><text:span text:style-name="T3">Back-End</text:span></text:p>
                <text:list>
                  <text:list-item>
                    <text:p>MongoDB</text:p>
                  </text:list-item>
                  <text:list-item>
                    <text:p>Express</text:p>
                  </text:list-item>
                  <text:list-item>
                    <text:p>Firebase</text:p>
                  </text:list-item>
                </text:list>
              </text:list-item>
              <text:list-item>
                <text:p><text:span text:style-name="T3">React com REDUX</text:span></text:p>
              </text:list-item>
              <text:list-item>
                <text:p><text:span text:style-name="T3">Deploy</text:span></text:p>
              </text:list-item>
              <text:list-item>
                <text:p><text:span text:style-name="T3">Outros conteúdos podem ser adcionados durante o curso, de acordo com o avanço da turma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valia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uas provas em laboratório, com permissão de acesso SOMENTE ao GIT da disciplina.</text:p>
              </text:list-item>
              <text:list-item>
                <text:p>Exercícios em laboratório valendo:</text:p>
                <text:list>
                  <text:list-item>
                    <text:p>0.1 (1 décimo extra) na média final da disciplina</text:p>
                  </text:list-item>
                  <text:list-item>
                    <text:p>Presença em sala de aula</text:p>
                    <text:p>(podem ser feitos em dupla)</text:p>
                  </text:list-item>
                </text:list>
              </text:list-item>
              <text:list-item>
                <text:p>Um trabalho de implementação opcional valendo no máximo 0.5 décimos extras na média final. Restrições:</text:p>
                <text:list>
                  <text:list-item>
                    <text:p>O trabalho é solo;</text:p>
                  </text:list-item>
                  <text:list-item>
                    <text:p>O progresso do trabalho deve ser apresentado ao longo da disciplina, com aprovação pelo professor.</text:p>
                  </text:list-item>
                  <text:list-item>
                    <text:p>O trabalho deve estar em algum servidor de versões;</text:p>
                  </text:list-item>
                  <text:list-item>
                    <text:p>Deverá ser implementado usando as tecnologias vistas na disciplina (ou além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valia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F (média final) = (AP1 + AP2)/2 + L + NT;</text:p>
                <text:list>
                  <text:list-item>
                    <text:p>AP# → Avaliação Parcial #;</text:p>
                  </text:list-item>
                  <text:list-item>
                    <text:p><text:s/>L → Soma dos décimos (0.1) de laboratório;</text:p>
                  </text:list-item>
                  <text:list-item>
                    <text:p>NT → Nota do trabalho solo da disciplina (máximo de 0.5).</text:p>
                  </text:list-item>
                </text:list>
              </text:list-item>
              <text:list-item>
                <text:p>Caso a MF:</text:p>
                <text:list>
                  <text:list-item>
                    <text:p>seja menor que 4.0 → REPROVADO</text:p>
                  </text:list-item>
                  <text:list-item>
                    <text:p>seja maior ou igual a 7.0 → APROVADO CONCEITO A</text:p>
                  </text:list-item>
                  <text:list-item>
                    <text:p>seja maior ou igual a 4.0 e menor que 7.0 → PROVA FINAL (P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c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amos todos aprender juntos!</text:p>
              </text:list-item>
              <text:list-item>
                <text:p>Tentem participar dos laboratórios de exercícios! Eles são preparatórios para as provas individuais.</text:p>
              </text:list-item>
              <text:list-item>
                <text:p>Pesquise na internet por erros comuns no seu código, mas ANTES leia o erro no console. Talvez você mesmo consiga solucioná-lo (nessa hora pesa o inglês). </text:p>
              </text:list-item>
              <text:list-item>
                <text:p>Implemente, mesmo que com ajuda, o trabalho final da disciplina. Você verá que só se tem a ganhar ao tentar implementar um sistem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T16H27M43S</meta:editing-duration>
    <meta:editing-cycles>158</meta:editing-cycles>
    <meta:generator>LibreOffice/6.0.7.3$Linux_X86_64 LibreOffice_project/00m0$Build-3</meta:generator>
    <dc:title>DNA</dc:title>
    <meta:initial-creator>Jefferson de Carvalho Silva</meta:initial-creator>
    <dc:date>2020-02-26T16:58:05.258678956</dc:date>
    <dc:creator>Jefferson de Carvalho Silva</dc:creator>
    <meta:document-statistic meta:object-count="60"/>
  </office:meta>
</office:document-meta>
</file>